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58456C12CE.png" manifest:media-type="image/png"/>
  <manifest:file-entry manifest:full-path="Pictures/10000000000000F9000001763FDCC8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Display Real Numbers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4.638cm" svg:height="13.462cm" svg:x="1.524cm" svg:y="5.334cm">
          <draw:image xlink:href="Pictures/10000000000000F9000001763FDCC8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oating Point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21.166cm" svg:height="15.874cm" svg:x="1.694cm" svg:y="4.914cm">
          <draw:image xlink:href="Pictures/100000000000032000000258456C1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3T05:57:16</meta:creation-date>
    <dc:date>2013-11-03T07:01:48</dc:date>
    <meta:editing-duration>PT4M22S</meta:editing-duration>
    <meta:editing-cycles>3</meta:editing-cycles>
    <meta:generator>LibreOffice/3.5$Linux_X86_64 LibreOffice_project/350m1$Build-2</meta:generator>
    <meta:document-statistic meta:object-count="31"/>
  </office:meta>
</office:document-meta>
</file>